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Tabel1" style:family="table">
      <style:table-properties style:width="16.589cm" fo:margin-left="0.379cm" fo:break-before="column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officeooo:paragraph-rsid="01a7d7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1ad3cc2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c25e39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1ad3cc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8c839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6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28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29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0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1" style:family="paragraph" style:parent-style-name="Standard">
      <style:text-properties officeooo:paragraph-rsid="01bf1350"/>
    </style:style>
    <style:style style:name="P32" style:family="paragraph" style:parent-style-name="Standard">
      <style:text-properties officeooo:paragraph-rsid="01c25e39"/>
    </style:style>
    <style:style style:name="P33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4" style:family="paragraph" style:parent-style-name="Standard">
      <style:text-properties officeooo:paragraph-rsid="01c8c839"/>
    </style:style>
    <style:style style:name="P3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a4a1a0"/>
    </style:style>
    <style:style style:name="P36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9.5pt" fo:language="nl" fo:country="NL" fo:font-weight="normal" officeooo:rsid="02e5ade6" officeooo:paragraph-rsid="01d2ac68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c311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0.5pt" fo:language="nl" fo:country="NL" fo:font-style="normal" fo:font-weight="normal" officeooo:paragraph-rsid="01d05134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0.5pt" fo:language="nl" fo:country="NL" fo:font-style="normal" fo:font-weight="normal" officeooo:paragraph-rsid="01d3c31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3c311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3c311"/>
    </style:style>
    <style:style style:name="P49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50" style:family="paragraph" style:parent-style-name="Standard" style:list-style-name="L2">
      <style:text-properties fo:color="#000000" style:font-name="Ubuntu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1" style:family="paragraph" style:parent-style-name="Standard">
      <style:text-properties officeooo:paragraph-rsid="01c8c839"/>
    </style:style>
    <style:style style:name="P52" style:family="paragraph" style:parent-style-name="Standard">
      <style:text-properties officeooo:paragraph-rsid="01d3c311"/>
    </style:style>
    <style:style style:name="P5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f347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3b6b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f03f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d0c0c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89e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71b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53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fo:font-size="12pt" fo:language="nl" fo:country="NL" fo:font-style="norma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style:text-line-through-style="none" style:text-line-through-type="none" fo:font-size="12pt" fo:language="nl" fo:country="NL" fo:font-style="normal" style:text-underline-style="none" officeooo:rsid="0071b61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style:text-line-through-style="none" style:text-line-through-type="none" fo:font-size="12pt" fo:language="nl" fo:country="NL" fo:font-style="normal" style:text-underline-style="none" officeooo:rsid="00bd53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fo:font-size="12pt" fo:language="nl" fo:country="NL" fo:font-style="normal" style:text-underline-style="none" officeooo:rsid="0125763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font-size="12pt" fo:language="nl" fo:country="NL" fo:font-style="normal" style:text-underline-style="none" officeooo:rsid="01286ee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2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2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4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5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66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7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68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69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70" style:family="text">
      <style:text-properties style:text-line-through-style="none" style:text-line-through-type="none" style:font-name="Ubuntu2" fo:font-size="12pt" style:text-underline-style="none" fo:font-weight="normal" officeooo:rsid="0181027b" style:font-name-asian="DejaVu Sans1" style:font-size-asian="12pt" style:font-weight-asian="normal" style:font-size-complex="12pt" style:language-complex="nl" style:country-complex="NL" style:font-weight-complex="normal"/>
    </style:style>
    <style:style style:name="T71" style:family="text">
      <style:text-properties style:text-line-through-style="none" style:text-line-through-type="none" style:font-name="Ubuntu2" fo:font-size="12pt" style:text-underline-style="none" fo:font-weight="normal" officeooo:rsid="01cfb878" style:font-name-asian="DejaVu Sans1" style:font-size-asian="12pt" style:font-weight-asian="normal" style:font-size-complex="12pt" style:language-complex="nl" style:country-complex="NL" style:font-weight-complex="normal"/>
    </style:style>
    <style:style style:name="T72" style:family="text">
      <style:text-properties style:text-line-through-style="none" style:text-line-through-type="none" style:font-name="Ubuntu2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73" style:family="text">
      <style:text-properties style:text-line-through-style="none" style:text-line-through-type="none" style:font-name="Ubuntu2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74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5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76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77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78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font-size="12pt" style:text-underline-style="none" style:font-size-asian="12pt" style:font-size-complex="12pt"/>
    </style:style>
    <style:style style:name="T85" style:family="text">
      <style:text-properties fo:font-size="12pt" style:text-underline-style="none" officeooo:rsid="01392241" style:font-size-asian="12pt" style:font-size-complex="12pt"/>
    </style:style>
    <style:style style:name="T86" style:family="text">
      <style:text-properties fo:font-size="12pt" style:text-underline-style="none" officeooo:rsid="0154e886" style:font-size-asian="12pt" style:font-size-complex="12pt"/>
    </style:style>
    <style:style style:name="T87" style:family="text">
      <style:text-properties fo:font-size="12pt" style:text-underline-style="none" officeooo:rsid="0183b5ef" style:font-size-asian="12pt" style:font-size-complex="12pt"/>
    </style:style>
    <style:style style:name="T88" style:family="text">
      <style:text-properties fo:font-size="12pt" style:text-underline-style="none" officeooo:rsid="00ea2e88" style:font-size-asian="12pt" style:font-size-complex="12pt"/>
    </style:style>
    <style:style style:name="T89" style:family="text">
      <style:text-properties fo:font-size="12pt" style:text-underline-style="none" officeooo:rsid="00fe272b" style:font-size-asian="12pt" style:font-size-complex="12pt"/>
    </style:style>
    <style:style style:name="T90" style:family="text">
      <style:text-properties fo:font-size="12pt" style:text-underline-style="none" officeooo:rsid="02e5ade6" style:font-size-asian="12pt" style:font-size-complex="12pt"/>
    </style:style>
    <style:style style:name="T91" style:family="text">
      <style:text-properties officeooo:rsid="01941de5"/>
    </style:style>
    <style:style style:name="T92" style:family="text">
      <style:text-properties officeooo:rsid="019e5634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1abfa26" style:font-weight-asian="bold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ad3cc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522dfb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e4b44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Strong_20_Emphasis"><text:span text:style-name="T57">C</text:span></text:span><text:span text:style-name="Strong_20_Emphasis"><text:span text:style-name="T52">hecklist voor </text:span></text:span><text:span text:style-name="Strong_20_Emphasis"><text:span text:style-name="T61">de installatie</text:span></text:span><text:span text:style-name="Strong_20_Emphasis"><text:span text:style-name="T52"> van </text:span></text:span><text:reference-mark-start text:name="Distributie"/><text:span text:style-name="Strong_20_Emphasis"><text:span text:style-name="T58">Ubunt</text:span></text:span><text:span text:style-name="Strong_20_Emphasis"><text:span text:style-name="T59">u</text:span></text:span><text:reference-mark-end text:name="Distributie"/><text:span text:style-name="Strong_20_Emphasis"><text:span text:style-name="T52"> </text:span></text:span><text:reference-mark-start text:name="Versie"/><text:span text:style-name="T92">20</text:span><text:span text:style-name="Strong_20_Emphasis"><text:span text:style-name="T52">.0</text:span></text:span><text:span text:style-name="Strong_20_Emphasis"><text:span text:style-name="T53">4 LTS</text:span></text:span><text:reference-mark-end text:name="Versie"/><text:span text:style-name="Strong_20_Emphasis"><text:span text:style-name="T52"> </text:span></text:span><text:reference-mark-start text:name="Editie"/><text:span text:style-name="Strong_20_Emphasis"><text:span text:style-name="T54">desktop</text:span></text:span><text:reference-mark-end text:name="Editie"/><text:span text:style-name="Strong_20_Emphasis"><text:span text:style-name="T55"> </text:span></text:span><text:span text:style-name="Strong_20_Emphasis"><text:span text:style-name="T52">op </text:span></text:span><text:reference-mark-start text:name="Computernaam"/><text:span text:style-name="Strong_20_Emphasis"><text:span text:style-name="T60">pc</text:span></text:span><text:span text:style-name="Strong_20_Emphasis"><text:span text:style-name="T52">01</text:span></text:span><text:reference-mark-end text:name="Computernaam"/><text:span text:style-name="T56">.</text:span></text:p>
      <text:p text:style-name="P2"><text:span text:style-name="Strong_20_Emphasis"><text:span text:style-name="T3"/></text:span></text:p>
      <text:p text:style-name="P3"><text:span text:style-name="T78">K</text:span><text:span text:style-name="T3">ijk op</text:span><text:span text:style-name="T52"> </text:span><text:a xlink:type="simple" xlink:href="https://karelzimmer.nl/" text:style-name="Internet_20_link" text:visited-style-name="Visited_20_Internet_20_Link"><text:span text:style-name="Internet_20_link"><text:span text:style-name="T80">karelzimmer.nl</text:span></text:span></text:a><text:span text:style-name="T52"> </text:span><text:span text:style-name="T5">voor</text:span><text:span text:style-name="T4"> </text:span><text:span text:style-name="T79">deze en andere </text:span><text:span text:style-name="T6">checklists, scripts, en overige bestanden.</text:span></text:p>
      <text:p text:style-name="P26"/>
      <text:p text:style-name="P33"><text:span text:style-name="T41">D</text:span><text:span text:style-name="T40">it is een invulbare PD</text:span><text:span text:style-name="T42">F</text:span><text:span text:style-name="T40"> met keuzevakken; </text:span><text:span text:style-name="T43">a</text:span><text:span text:style-name="T40">fdrukken is niet noodzakelijk.</text:span></text:p>
      <text:p text:style-name="P39"><text:span text:style-name="Strong_20_Emphasis"><text:span text:style-name="T62"/></text:span></text:p>
      <text:p text:style-name="P15"><text:span text:style-name="Definition"><text:span text:style-name="T82">g</text:span></text:span><text:span text:style-name="Definition"><text:span text:style-name="T81">ebruiker</text:span></text:span><text:span text:style-name="T52"><text:tab/><text:tab/><text:tab/></text:span><text:span text:style-name="User_20_Entry"><text:span text:style-name="T65">Mo</text:span></text:span><text:span text:style-name="User_20_Entry"><text:span text:style-name="T66">n</text:span></text:span><text:span text:style-name="User_20_Entry"><text:span text:style-name="T67">i</text:span></text:span><text:span text:style-name="User_20_Entry"><text:span text:style-name="T66">q</text:span></text:span><text:span text:style-name="User_20_Entry"><text:span text:style-name="T67">u</text:span></text:span><text:span text:style-name="User_20_Entry"><text:span text:style-name="T66">e Zimmer</text:span></text:span></text:p>
      <text:p text:style-name="P15"><text:span text:style-name="Definition"><text:span text:style-name="T82">g</text:span></text:span><text:span text:style-name="Definition"><text:span text:style-name="T81">ebruikersnaam<text:tab/></text:span></text:span><text:span text:style-name="User_20_Entry"><text:span text:style-name="T65">mon</text:span></text:span><text:span text:style-name="User_20_Entry"><text:span text:style-name="T66">ique</text:span></text:span></text:p>
      <text:p text:style-name="P16"><text:span text:style-name="Definition"><text:span text:style-name="T82">c</text:span></text:span><text:span text:style-name="Definition"><text:span text:style-name="T81">omputernaam<text:tab/></text:span></text:span><text:span text:style-name="User_20_Entry"><text:span text:style-name="T63"><text:reference-ref text:reference-format="text" text:ref-name="Computernaam">pc01</text:reference-ref></text:span></text:span></text:p>
      <text:list xml:id="list1645521579" text:style-name="L1">
        <text:list-header>
          <text:p text:style-name="P36"><text:span text:style-name="Definition"><text:span text:style-name="T82">o</text:span></text:span><text:span text:style-name="Definition"><text:span text:style-name="T83">pstartmenu</text:span></text:span><text:span text:style-name="T52"><text:tab/><text:tab/></text:span><text:span text:style-name="User_20_Entry"><text:span text:style-name="T64">F12</text:span></text:span></text:p>
        </text:list-header>
      </text:list>
      <text:p text:style-name="P17"><text:span text:style-name="Definition"><text:span text:style-name="T82">i</text:span></text:span><text:span text:style-name="Definition"><text:span text:style-name="T83">nstellingen</text:span></text:span><text:span text:style-name="T52"><text:tab/><text:tab/></text:span><text:span text:style-name="User_20_Entry"><text:span text:style-name="T65">F</text:span></text:span><text:span text:style-name="User_20_Entry"><text:span text:style-name="T68">2</text:span></text:span></text:p>
      <text:p text:style-name="P9"/>
      <text:p text:style-name="P8"/>
      <text:list xml:id="list3984617168" text:style-name="L2">
        <text:list-item>
          <text:p text:style-name="P49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1"><text:span text:style-name="Strong_20_Emphasis"><text:span text:style-name="T9"><text:s/></text:span></text:span><text:span text:style-name="Strong_20_Emphasis"><text:span text:style-name="T37"><draw:control text:anchor-type="as-char" draw:z-index="5" draw:name="Vorm1" draw:style-name="gr1" draw:text-style-name="P5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</text:span></text:span><text:span text:style-name="Strong_20_Emphasis"><text:span text:style-name="T18">_</text:span></text:span><text:span text:style-name="Strong_20_Emphasis"><text:span text:style-name="T12">installatie</text:span></text:span><text:span text:style-name="Strong_20_Emphasis"><text:span text:style-name="T18">_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Versie">20.04 LTS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text:span text:style-name="Strong_20_Emphasis"><text:span text:style-name="T18">odt</text:span></text:span><text:span text:style-name="Strong_20_Emphasis"><text:span text:style-name="T12">.</text:span></text:span></text:p>
          </table:table-cell>
        </table:table-row>
      </table:table>
      <text:p text:style-name="P5"/>
      <text:p text:style-name="P4"/>
      <text:list xml:id="list110533918993566" text:continue-numbering="true" text:style-name="L2">
        <text:list-item>
          <text:p text:style-name="P50">Installatie uitvoeren</text:p>
        </text:list-item>
      </text:list>
      <text:p text:style-name="P30"/>
      <text:p text:style-name="P48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52"><text:span text:style-name="Strong_20_Emphasis"><text:span text:style-name="T9"><text:s/></text:span></text:span><text:span text:style-name="Strong_20_Emphasis"><text:span text:style-name="T37"><draw:control text:anchor-type="as-char" draw:z-index="7" draw:name="Vorm2_0" draw:style-name="gr1" draw:text-style-name="P53" svg:width="0.35cm" svg:height="0.35cm" draw:control="control8"/></text:span></text:span></text:p>
          </table:table-cell>
          <table:table-cell table:style-name="Tabel1.A1" office:value-type="string">
            <text:p text:style-name="P47"><text:span text:style-name="Strong_20_Emphasis"><text:span text:style-name="T13">Plaats </text:span></text:span><text:span text:style-name="Strong_20_Emphasis"><text:span text:style-name="T14">een </text:span></text:span><text:span text:style-name="Strong_20_Emphasis"><text:span text:style-name="T14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<text:s/></text:span></text:span><text:reference-mark-start text:name="Bitbreedte"/><text:span text:style-name="Strong_20_Emphasis"><text:span text:style-name="T16">64</text:span></text:span><text:span text:style-name="Strong_20_Emphasis"><text:span text:style-name="T17">-bit</text:span></text:span><text:reference-mark-end text:name="Bitbreedte"/><text:span text:style-name="Strong_20_Emphasis"><text:span text:style-name="T15"> USB-stick.</text:span></text:span></text:p>
          </table:table-cell>
        </table:table-row>
        <table:table-row table:style-name="Tabel1.1">
          <table:table-cell table:style-name="Tabel1.A1" office:value-type="string">
            <text:p text:style-name="P52"/>
          </table:table-cell>
          <table:table-cell table:style-name="Tabel1.A1" office:value-type="string">
            <text:p text:style-name="P47"/>
          </table:table-cell>
        </table:table-row>
        <table:table-row table:style-name="Tabel1.1">
          <table:table-cell table:style-name="Tabel1.A1" office:value-type="string">
            <text:p text:style-name="P52"><text:span text:style-name="Strong_20_Emphasis"><text:span text:style-name="T9"><text:s/></text:span></text:span></text:p>
          </table:table-cell>
          <table:table-cell table:style-name="Tabel1.A1" office:value-type="string">
            <text:p text:style-name="P47"><text:span text:style-name="Strong_20_Emphasis"><text:span text:style-name="T19">Zorg dat de computer opstart van </text:span></text:span><text:span text:style-name="Strong_20_Emphasis"><text:span text:style-name="T20">deze</text:span></text:span><text:span text:style-name="Strong_20_Emphasis"><text:span text:style-name="T19"> USB-stick:</text:span></text:span></text:p>
          </table:table-cell>
        </table:table-row>
        <table:table-row table:style-name="Tabel1.1">
          <table:table-cell table:style-name="Tabel1.A1" office:value-type="string">
            <text:p text:style-name="P52"><text:span text:style-name="Strong_20_Emphasis"><text:span text:style-name="T9"><text:s/></text:span></text:span><text:span text:style-name="Strong_20_Emphasis"><text:span text:style-name="T37"><draw:control text:anchor-type="as-char" draw:z-index="8" draw:name="Vorm3_0" draw:style-name="gr1" draw:text-style-name="P53" svg:width="0.35cm" svg:height="0.35cm" draw:control="control9"/></text:span></text:span></text:p>
          </table:table-cell>
          <table:table-cell table:style-name="Tabel1.A1" office:value-type="string">
            <text:p text:style-name="P47"><text:span text:style-name="Strong_20_Emphasis"><text:span text:style-name="T21">Druk </text:span></text:span><text:span text:style-name="Strong_20_Emphasis"><text:span text:style-name="T22">op de</text:span></text:span><text:span text:style-name="Strong_20_Emphasis"><text:span text:style-name="T21"> </text:span></text:span><text:span text:style-name="Strong_20_Emphasis"><text:span text:style-name="T47">F2</text:span></text:span><text:span text:style-name="Strong_20_Emphasis"><text:span text:style-name="T21">-toets bij het opstarten van de PC.</text:span></text:span></text:p>
          </table:table-cell>
        </table:table-row>
        <table:table-row table:style-name="Tabel1.1">
          <table:table-cell table:style-name="Tabel1.A1" office:value-type="string">
            <text:p text:style-name="P52"><text:span text:style-name="Strong_20_Emphasis"><text:span text:style-name="T9"><text:s/></text:span></text:span><text:span text:style-name="Strong_20_Emphasis"><text:span text:style-name="T37"><draw:control text:anchor-type="as-char" draw:z-index="9" draw:name="Vorm4_0" draw:style-name="gr1" draw:text-style-name="P53" svg:width="0.35cm" svg:height="0.35cm" draw:control="control10"/></text:span></text:span></text:p>
          </table:table-cell>
          <table:table-cell table:style-name="Tabel1.A1" office:value-type="string">
            <text:p text:style-name="P47"><text:span text:style-name="Strong_20_Emphasis"><text:span text:style-name="T23">Ga naar </text:span></text:span><text:span text:style-name="Strong_20_Emphasis"><text:span text:style-name="T48">Exit</text:span></text:span><text:span text:style-name="Strong_20_Emphasis"><text:span text:style-name="T24"> </text:span></text:span><text:span text:style-name="Strong_20_Emphasis"><text:span text:style-name="T25">en onder </text:span></text:span><text:span text:style-name="Strong_20_Emphasis"><text:span text:style-name="T49">Boot Override</text:span></text:span><text:span text:style-name="Strong_20_Emphasis"><text:span text:style-name="T25"> kies </text:span></text:span><text:span text:style-name="Strong_20_Emphasis"><text:span text:style-name="T49">UEFI: </text:span></text:span><text:span text:style-name="Strong_20_Emphasis"><text:span text:style-name="T50">&lt;U</text:span></text:span><text:span text:style-name="Strong_20_Emphasis"><text:span text:style-name="T51">S</text:span></text:span><text:span text:style-name="Strong_20_Emphasis"><text:span text:style-name="T50">B-stick-label&gt;</text:span></text:span><text:span text:style-name="Strong_20_Emphasis"><text:span text:style-name="T24">.</text:span></text:span></text:p>
          </table:table-cell>
        </table:table-row>
        <table:table-row table:style-name="Tabel1.1">
          <table:table-cell table:style-name="Tabel1.A1" office:value-type="string">
            <text:p text:style-name="P52"/>
          </table:table-cell>
          <table:table-cell table:style-name="Tabel1.A1" office:value-type="string">
            <text:p text:style-name="P47"/>
          </table:table-cell>
        </table:table-row>
        <table:table-row table:style-name="Tabel1.1">
          <table:table-cell table:style-name="Tabel1.A1" office:value-type="string">
            <text:p text:style-name="P52"><text:span text:style-name="Strong_20_Emphasis"><text:span text:style-name="T9"><text:s/></text:span></text:span><text:span text:style-name="Strong_20_Emphasis"><text:span text:style-name="T37"><draw:control text:anchor-type="as-char" draw:z-index="10" draw:name="Vorm5_0" draw:style-name="gr1" draw:text-style-name="P53" svg:width="0.35cm" svg:height="0.35cm" draw:control="control11"/></text:span></text:span></text:p>
          </table:table-cell>
          <table:table-cell table:style-name="Tabel1.A1" office:value-type="string">
            <text:p text:style-name="P45"><text:span text:style-name="T88">Volg de </text:span><text:span text:style-name="T89">vervolg</text:span><text:span text:style-name="T88">stappen in </text:span><text:span text:style-name="Strong_20_Emphasis"><text:span text:style-name="T70">Checklist</text:span></text:span><text:span text:style-name="Strong_20_Emphasis"><text:span text:style-name="T71">_</text:span></text:span><text:span text:style-name="Strong_20_Emphasis"><text:span text:style-name="T70">installatie</text:span></text:span><text:span text:style-name="Strong_20_Emphasis"><text:span text:style-name="T71">_</text:span></text:span><text:span text:style-name="Strong_20_Emphasis"><text:span text:style-name="T70"><text:reference-ref text:reference-format="text" text:ref-name="Distributie">Ubuntu</text:reference-ref></text:span></text:span><text:span text:style-name="Strong_20_Emphasis"><text:span text:style-name="T71">_</text:span></text:span><text:span text:style-name="Strong_20_Emphasis"><text:span text:style-name="T70"><text:reference-ref text:reference-format="text" text:ref-name="Versie">20.04 LTS</text:reference-ref></text:span></text:span><text:span text:style-name="Strong_20_Emphasis"><text:span text:style-name="T71">_</text:span></text:span><text:span text:style-name="Strong_20_Emphasis"><text:span text:style-name="T70"><text:reference-ref text:reference-format="text" text:ref-name="Editie">desktop</text:reference-ref></text:span></text:span><text:span text:style-name="Strong_20_Emphasis"><text:span text:style-name="T70">.</text:span></text:span><text:span text:style-name="Strong_20_Emphasis"><text:span text:style-name="T71">odt</text:span></text:span><text:span text:style-name="T90">.</text:span></text:p>
          </table:table-cell>
        </table:table-row>
      </table:table>
      <text:p text:style-name="P43"/>
      <text:p text:style-name="P42"/>
      <text:list xml:id="list110532810299119" text:continue-numbering="true" text:style-name="L2">
        <text:list-item>
          <text:p text:style-name="P38">Installatie afronden</text:p>
        </text:list-item>
      </text:list>
      <text:p text:style-name="P14"><text:span text:style-name="Emphasis"><text:span text:style-name="T6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2"><text:span text:style-name="Strong_20_Emphasis"><text:span text:style-name="T9"><text:s/></text:span></text:span><text:span text:style-name="Strong_20_Emphasis"><text:span text:style-name="T37"><draw:control text:anchor-type="as-char" draw:z-index="6" draw:name="Vorm3" draw:style-name="gr1" draw:text-style-name="P5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</text:span></text:span><text:span text:style-name="Strong_20_Emphasis"><text:span text:style-name="T18">_</text:span></text:span><text:span text:style-name="Strong_20_Emphasis"><text:span text:style-name="T12">installatie</text:span></text:span><text:span text:style-name="Strong_20_Emphasis"><text:span text:style-name="T18">_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Versie">20.04 LTS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text:span text:style-name="Strong_20_Emphasis"><text:span text:style-name="T18">odt</text:span></text:span><text:span text:style-name="Strong_20_Emphasis"><text:span text:style-name="T12">.</text:span></text:span></text:p>
          </table:table-cell>
        </table:table-row>
      </table:table>
      <text:p text:style-name="P21"/>
      <text:p text:style-name="P20"/>
      <text:list xml:id="list110532667625108" text:continue-numbering="true" text:style-name="L2">
        <text:list-item>
          <text:p text:style-name="P37"><text:span text:style-name="T93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394642604672">
          <table:table-cell table:style-name="_34_._5f_Gebruiker_5f_inrichten.A1" office:value-type="string">
            <text:p text:style-name="P27"><text:span text:style-name="Strong_20_Emphasis"><text:span text:style-name="T26"><text:s/></text:span></text:span><text:span text:style-name="Strong_20_Emphasis"><text:span text:style-name="T38"><draw:control text:anchor-type="as-char" draw:z-index="0" draw:name="Vorm4" draw:style-name="gr1" draw:text-style-name="P53" svg:width="0.35cm" svg:height="0.35cm" draw:control="control1"/></text:span></text:span></text:p>
          </table:table-cell>
          <table:table-cell table:style-name="_34_._5f_Gebruiker_5f_inrichten.A1" office:value-type="string">
            <text:p text:style-name="P6"><text:span text:style-name="T91">Volg de stappen in </text:span><text:span text:style-name="Strong_20_Emphasis"><text:span text:style-name="T72">Checklist</text:span></text:span><text:span text:style-name="Strong_20_Emphasis"><text:span text:style-name="T73">_</text:span></text:span><text:span text:style-name="Strong_20_Emphasis"><text:span text:style-name="T72">installatie</text:span></text:span><text:span text:style-name="Strong_20_Emphasis"><text:span text:style-name="T73">_</text:span></text:span><text:span text:style-name="Strong_20_Emphasis"><text:span text:style-name="T72"><text:reference-ref text:reference-format="text" text:ref-name="Distributie">Ubuntu</text:reference-ref></text:span></text:span><text:span text:style-name="Strong_20_Emphasis"><text:span text:style-name="T73">_</text:span></text:span><text:span text:style-name="Strong_20_Emphasis"><text:span text:style-name="T72"><text:reference-ref text:reference-format="text" text:ref-name="Versie">20.04 LTS</text:reference-ref></text:span></text:span><text:span text:style-name="Strong_20_Emphasis"><text:span text:style-name="T73">_</text:span></text:span><text:span text:style-name="Strong_20_Emphasis"><text:span text:style-name="T72"><text:reference-ref text:reference-format="text" text:ref-name="Editie">desktop</text:reference-ref></text:span></text:span><text:span text:style-name="Strong_20_Emphasis"><text:span text:style-name="T72">.</text:span></text:span><text:span text:style-name="Strong_20_Emphasis"><text:span text:style-name="T73">odt</text:span></text:span><text:span text:style-name="T91">.</text:span></text:p>
          </table:table-cell>
        </table:table-row>
        <table:table-row table:style-name="TableLine94394642734992">
          <table:table-cell table:style-name="_34_._5f_Gebruiker_5f_inrichten.A1" office:value-type="string">
            <text:p text:style-name="P28"><text:span text:style-name="Strong_20_Emphasis"><text:span text:style-name="T26"><text:s/></text:span></text:span><text:span text:style-name="Strong_20_Emphasis"><text:span text:style-name="T38"><draw:control text:anchor-type="as-char" draw:z-index="1" draw:name="Vorm5" draw:style-name="gr1" draw:text-style-name="P53" svg:width="0.35cm" svg:height="0.35cm" draw:control="control2"/></text:span></text:span></text:p>
          </table:table-cell>
          <table:table-cell table:style-name="_34_._5f_Gebruiker_5f_inrichten.A1" office:value-type="string">
            <text:p text:style-name="P29"><text:span text:style-name="Strong_20_Emphasis"><text:span text:style-name="T45">Stel </text:span></text:span><text:span text:style-name="Strong_20_Emphasis"><text:span text:style-name="T46">a</text:span></text:span><text:span text:style-name="Strong_20_Emphasis"><text:span text:style-name="T45">utomatisch aanmelden in </text:span></text:span><text:span text:style-name="Strong_20_Emphasis"><text:span text:style-name="T27">via </text:span></text:span><text:span text:style-name="Strong_20_Emphasis"><text:span text:style-name="T28">een klik op </text:span></text:span><text:span text:style-name="Strong_20_Emphasis"><text:span text:style-name="T29">de </text:span></text:span><text:span text:style-name="Strong_20_Emphasis"><text:span text:style-name="T44">Super</text:span></text:span><text:span text:style-name="Strong_20_Emphasis"><text:span text:style-name="T29">-toets, </text:span></text:span><text:span text:style-name="Strong_20_Emphasis"><text:span text:style-name="T30">t</text:span></text:span><text:span text:style-name="Strong_20_Emphasis"><text:span text:style-name="T32">yp </text:span></text:span><text:span text:style-name="Strong_20_Emphasis"><text:span text:style-name="T39">gebr</text:span></text:span><text:span text:style-name="Strong_20_Emphasis"><text:span text:style-name="T33"> </text:span></text:span><text:span text:style-name="Strong_20_Emphasis"><text:span text:style-name="T34">e</text:span></text:span><text:span text:style-name="Strong_20_Emphasis"><text:span text:style-name="T27">n </text:span></text:span><text:span text:style-name="Strong_20_Emphasis"><text:span text:style-name="T35">k</text:span></text:span><text:span text:style-name="Strong_20_Emphasis"><text:span text:style-name="T34">lik </text:span></text:span><text:span text:style-name="Strong_20_Emphasis"><text:span text:style-name="T31">naast </text:span></text:span><text:span text:style-name="Strong_20_Emphasis"><text:span text:style-name="T39">Instellingen</text:span></text:span><text:span text:style-name="Strong_20_Emphasis"><text:span text:style-name="T31"> op </text:span></text:span><text:span text:style-name="Strong_20_Emphasis"><text:span text:style-name="T39">Gebruikers</text:span></text:span><text:span text:style-name="Strong_20_Emphasis"><text:span text:style-name="T31">.</text:span></text:span></text:p>
          </table:table-cell>
        </table:table-row>
        <table:table-row table:style-name="TableLine94394642735584">
          <table:table-cell table:style-name="_34_._5f_Gebruiker_5f_inrichten.A1" office:value-type="string">
            <text:p text:style-name="P28"><text:span text:style-name="Strong_20_Emphasis"><text:span text:style-name="T26"><text:s/></text:span></text:span><text:span text:style-name="Strong_20_Emphasis"><text:span text:style-name="T38"><draw:control text:anchor-type="as-char" draw:z-index="2" draw:name="Vorm7" draw:style-name="gr1" draw:text-style-name="P53" svg:width="0.35cm" svg:height="0.35cm" draw:control="control3"/></text:span></text:span></text:p>
          </table:table-cell>
          <table:table-cell table:style-name="_34_._5f_Gebruiker_5f_inrichten.A1" office:value-type="string">
            <text:p text:style-name="P7">Klik op <text:span text:style-name="T93">Ontgrendelen</text:span>.</text:p>
          </table:table-cell>
        </table:table-row>
        <table:table-row table:style-name="TableLine94394642736176">
          <table:table-cell table:style-name="_34_._5f_Gebruiker_5f_inrichten.A1" office:value-type="string">
            <text:p text:style-name="P28"><text:span text:style-name="Strong_20_Emphasis"><text:span text:style-name="T26"><text:s/></text:span></text:span><text:span text:style-name="Strong_20_Emphasis"><text:span text:style-name="T38"><draw:control text:anchor-type="as-char" draw:z-index="3" draw:name="Vorm8" draw:style-name="gr1" draw:text-style-name="P53" svg:width="0.35cm" svg:height="0.35cm" draw:control="control4"/></text:span></text:span></text:p>
          </table:table-cell>
          <table:table-cell table:style-name="_34_._5f_Gebruiker_5f_inrichten.A1" office:value-type="string">
            <text:p text:style-name="P7">Zet schuifje achter <text:span text:style-name="T93">Automatisch </text:span><text:span text:style-name="T94">aanmelden</text:span> aan.</text:p>
          </table:table-cell>
        </table:table-row>
        <table:table-row table:style-name="TableLine94394642736768">
          <table:table-cell table:style-name="_34_._5f_Gebruiker_5f_inrichten.A1" office:value-type="string">
            <text:p text:style-name="P28"><text:span text:style-name="Strong_20_Emphasis"><text:span text:style-name="T26"><text:s/></text:span></text:span><text:span text:style-name="Strong_20_Emphasis"><text:span text:style-name="T38"><draw:control text:anchor-type="as-char" draw:z-index="4" draw:name="Vorm9" draw:style-name="gr1" draw:text-style-name="P53" svg:width="0.35cm" svg:height="0.35cm" draw:control="control5"/></text:span></text:span></text:p>
          </table:table-cell>
          <table:table-cell table:style-name="_34_._5f_Gebruiker_5f_inrichten.A1" office:value-type="string">
            <text:p text:style-name="P7">Sluit <text:span text:style-name="T93">Gebruikers</text:span> af.</text:p>
          </table:table-cell>
        </table:table-row>
      </table:table>
      <text:p text:style-name="P12"/>
      <text:p text:style-name="P40"/>
      <text:p text:style-name="P41"><text:span text:style-name="T75">E</text:span><text:span text:style-name="T76">inde c</text:span><text:span text:style-name="T74">hecklist, </text:span><text:span text:style-name="T77">d</text:span><text:span text:style-name="T74">e</text:span><text:span text:style-name="T84"> installatie van </text:span><text:span text:style-name="T84"><text:reference-ref text:reference-format="text" text:ref-name="Distributie">Ubuntu</text:reference-ref></text:span><text:span text:style-name="T84"><text:s/></text:span><text:span text:style-name="T86"><text:reference-ref text:reference-format="text" text:ref-name="Versie">20.04 LTS</text:reference-ref></text:span><text:span text:style-name="T84"><text:s/></text:span><text:span text:style-name="T84"><text:reference-ref text:reference-format="text" text:ref-name="Editie">desktop</text:reference-ref></text:span><text:span text:style-name="T84"><text:s/></text:span><text:span text:style-name="T87">op </text:span><text:span text:style-name="T87"><text:reference-ref text:reference-format="text" text:ref-name="Computernaam">pc01</text:reference-ref></text:span><text:span text:style-name="T87"><text:s/></text:span><text:span text:style-name="T84">is voltooid.</text:span></text:p>
      <text:p text:style-name="P11"/>
      <text:p text:style-name="P18"><text:span text:style-name="T36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01.odt</text:file-name><text:tab/><text:date style:data-style-name="N36" text:date-value="2021-08-23T11:05:32.027591625">23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1:05:31.918013950</dc:date>
    <meta:keyword>Installatie</meta:keyword>
    <meta:keyword>Checklist</meta:keyword>
    <meta:keyword>Linux</meta:keyword>
    <meta:editing-cycles>3053</meta:editing-cycles>
    <meta:editing-duration>P7DT13H49M25S</meta:editing-duration>
    <dc:creator>Karel Zimmer</dc:creator>
    <meta:document-statistic meta:table-count="4" meta:image-count="0" meta:object-count="0" meta:page-count="1" meta:paragraph-count="40" meta:word-count="173" meta:character-count="1349" meta:non-whitespace-character-count="1190"/>
    <meta:user-defined meta:name="Info 1"/>
    <meta:user-defined meta:name="Info 2"/>
    <meta:user-defined meta:name="Info 3"/>
    <meta:user-defined meta:name="Info 4"/>
  </office:meta>
</office:document-meta>
</file>